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C0000006CB3A1340A11AFD245.png" manifest:media-type="image/png"/>
  <manifest:file-entry manifest:full-path="Pictures/10003FA000000B2200000B22FD32D3319E8B8A8D.svg" manifest:media-type="image/svg+xml"/>
  <manifest:file-entry manifest:full-path="Pictures/100002010000006C0000006CAD729F5AFC0EE4F2.png" manifest:media-type="image/png"/>
  <manifest:file-entry manifest:full-path="Pictures/1000020100000076000000764E75603EBED74F78.png" manifest:media-type="image/png"/>
  <manifest:file-entry manifest:full-path="Pictures/100056190000123A000012C6AC960DC71ADE9CC9.svg" manifest:media-type="image/svg+xml"/>
  <manifest:file-entry manifest:full-path="Pictures/10000201000000B0000000B6CD9ED052B30BDA41.png" manifest:media-type="image/png"/>
  <manifest:file-entry manifest:full-path="Pictures/10001E8E00000C3D00000C3DB3AAF3CE1EBD1924.svg" manifest:media-type="image/svg+xml"/>
  <manifest:file-entry manifest:full-path="Pictures/100002010000006C0000006C34746F41208AD148.png" manifest:media-type="image/png"/>
  <manifest:file-entry manifest:full-path="Pictures/1000197300000B2300000B220EB44FD799ACBFED.svg" manifest:media-type="image/svg+xml"/>
  <manifest:file-entry manifest:full-path="Pictures/10004B2E00000B2200000B22DE38835A2BB9ABC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2.702cm" svg:height="13.083cm" svg:x="5.298cm" svg:y="3.4cm">
          <draw:image xlink:href="Pictures/100056190000123A000012C6AC960DC71ADE9CC9.svg" xlink:type="simple" xlink:show="embed" xlink:actuate="onLoad">
            <text:p/>
          </draw:image>
          <draw:image xlink:href="Pictures/10000201000000B0000000B6CD9ED052B30BDA41.png" xlink:type="simple" xlink:show="embed" xlink:actuate="onLoad"/>
        </draw:frame>
        <draw:frame draw:style-name="gr1" draw:text-style-name="P1" draw:layer="layout" svg:width="3.6cm" svg:height="3.6cm" svg:x="7.8cm" svg:y="6.2cm">
          <draw:image xlink:href="Pictures/10004B2E00000B2200000B22DE38835A2BB9ABCC.svg" xlink:type="simple" xlink:show="embed" xlink:actuate="onLoad">
            <text:p/>
          </draw:image>
          <draw:image xlink:href="Pictures/100002010000006C0000006C34746F41208AD148.png" xlink:type="simple" xlink:show="embed" xlink:actuate="onLoad"/>
        </draw:frame>
        <draw:frame draw:style-name="gr1" draw:text-style-name="P1" draw:layer="layout" svg:width="3.932cm" svg:height="3.932cm" svg:x="11.4cm" svg:y="6.268cm">
          <draw:image xlink:href="Pictures/10001E8E00000C3D00000C3DB3AAF3CE1EBD1924.svg" xlink:type="simple" xlink:show="embed" xlink:actuate="onLoad">
            <text:p/>
          </draw:image>
          <draw:image xlink:href="Pictures/1000020100000076000000764E75603EBED74F78.png" xlink:type="simple" xlink:show="embed" xlink:actuate="onLoad"/>
        </draw:frame>
        <draw:frame draw:style-name="gr1" draw:text-style-name="P1" draw:layer="layout" svg:width="3.85cm" svg:height="3.849cm" svg:x="7.4cm" svg:y="10cm">
          <draw:image xlink:href="Pictures/1000197300000B2300000B220EB44FD799ACBFED.svg" xlink:type="simple" xlink:show="embed" xlink:actuate="onLoad">
            <text:p/>
          </draw:image>
          <draw:image xlink:href="Pictures/100002010000006C0000006CAD729F5AFC0EE4F2.png" xlink:type="simple" xlink:show="embed" xlink:actuate="onLoad"/>
        </draw:frame>
        <draw:frame draw:style-name="gr1" draw:text-style-name="P1" draw:layer="layout" svg:width="3.597cm" svg:height="3.597cm" svg:x="11.25cm" svg:y="10.17cm">
          <draw:image xlink:href="Pictures/10003FA000000B2200000B22FD32D3319E8B8A8D.svg" xlink:type="simple" xlink:show="embed" xlink:actuate="onLoad">
            <text:p/>
          </draw:image>
          <draw:image xlink:href="Pictures/100002010000006C0000006CB3A1340A11AFD24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14:56:19.118256201</meta:creation-date>
    <meta:editing-duration>PT22M58S</meta:editing-duration>
    <meta:editing-cycles>4</meta:editing-cycles>
    <meta:generator>LibreOffice/5.1.6.2$Linux_X86_64 LibreOffice_project/10m0$Build-2</meta:generator>
    <dc:date>2017-09-21T16:35:10.719834245</dc:date>
    <meta:document-statistic meta:object-count="28"/>
  </office:meta>
</office:document-meta>
</file>